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66d" officeooo:paragraph-rsid="0011a66d"/>
    </style:style>
    <style:style style:name="P2" style:family="paragraph" style:parent-style-name="Standard">
      <style:text-properties officeooo:rsid="0011a66d" officeooo:paragraph-rsid="0012b00f"/>
    </style:style>
    <style:style style:name="T1" style:family="text">
      <style:text-properties officeooo:rsid="001410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Article Abstract</text:p>
      <text:p text:style-name="P1">CPE 434</text:p>
      <text:p text:style-name="P1"/>
      <text:p text:style-name="P1">In this paper I intend to examine the memristor, a long term competitor to the current paradigm of Von Neumann architecture. We'll discuss the physical approaches to designing memristors (1), the implementation in HP's internal project codenamed “The Machine” (2), and the resulting Linux kernel variant which will run on this new architecture: Linux++ (3).</text:p>
      <text:p text:style-name="P1"/>
      <text:p text:style-name="P1"><text:span text:style-name="T1">References for the paper</text:span>:</text:p>
      <text:p text:style-name="P2">[1] </text:p>
      <text:p text:style-name="P2"><text:a xlink:type="simple" xlink:href="http://www.eejournal.com/archives/articles/20120116-memristor/" text:style-name="Internet_20_link" text:visited-style-name="Visited_20_Internet_20_Link">http://www.eejournal.com/archives/articles/20120116-memristor/</text:a></text:p>
      <text:p text:style-name="P2">[2]</text:p>
      <text:p text:style-name="P2"><text:a xlink:type="simple" xlink:href="http://www.iaria.org/conferences2015/filesFUTURECOMPUTING15/DietmarFey_Keynote_2015.pdf" text:style-name="Internet_20_link" text:visited-style-name="Visited_20_Internet_20_Link">http://www.iaria.org/conferences2015/filesFUTURECOMPUTING15/DietmarFey_Keynote_2015.pdf</text:a></text:p>
      <text:p text:style-name="P2">[3] </text:p>
      <text:p text:style-name="P2"><text:a xlink:type="simple" xlink:href="http://www.technologyreview.com/news/533066/hp-will-release-a-revolutionary-new-operating-system-in-2015/" text:style-name="Internet_20_link" text:visited-style-name="Visited_20_Internet_20_Link">http://www.technologyreview.com/news/533066/hp-will-release-a-revolutionary-new-operating-system-in-2015/</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01:13:50.381787187</meta:creation-date>
    <dc:date>2015-09-10T01:25:34.171169992</dc:date>
    <meta:editing-duration>PT11M43S</meta:editing-duration>
    <meta:editing-cycles>3</meta:editing-cycles>
    <meta:generator>LibreOffice/5.0.1.2.0$Linux_X86_64 LibreOffice_project/00m0$Build-2</meta:generator>
    <meta:document-statistic meta:table-count="0" meta:image-count="0" meta:object-count="0" meta:page-count="1" meta:paragraph-count="11" meta:word-count="71" meta:character-count="686" meta:non-whitespace-character-count="624"/>
  </office:meta>
</office:document-meta>
</file>